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4708775111607" calcext:value-type="float">
            <text:p>0,924708775111607</text:p>
          </table:table-cell>
          <table:table-cell office:value-type="float" office:value="0.925301323121487" calcext:value-type="float">
            <text:p>0,925301323121487</text:p>
          </table:table-cell>
          <table:table-cell office:value-type="float" office:value="0.897230520214703" calcext:value-type="float">
            <text:p>0,897230520214703</text:p>
          </table:table-cell>
          <table:table-cell office:value-type="float" office:value="0.813615661896436" calcext:value-type="float">
            <text:p>0,813615661896436</text:p>
          </table:table-cell>
          <table:table-cell office:value-type="float" office:value="0.870812733909347" calcext:value-type="float">
            <text:p>0,870812733909347</text:p>
          </table:table-cell>
          <table:table-cell office:value-type="float" office:value="0.957382146158371" calcext:value-type="float">
            <text:p>0,957382146158371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2574986049107" calcext:value-type="float">
            <text:p>0,862574986049107</text:p>
          </table:table-cell>
          <table:table-cell office:value-type="float" office:value="0.82442962936903" calcext:value-type="float">
            <text:p>0,82442962936903</text:p>
          </table:table-cell>
          <table:table-cell office:value-type="float" office:value="0.85605998337854" calcext:value-type="float">
            <text:p>0,85605998337854</text:p>
          </table:table-cell>
          <table:table-cell office:value-type="float" office:value="0.748343419182807" calcext:value-type="float">
            <text:p>0,748343419182807</text:p>
          </table:table-cell>
          <table:table-cell office:value-type="float" office:value="0.890214253153016" calcext:value-type="float">
            <text:p>0,890214253153016</text:p>
          </table:table-cell>
          <table:table-cell office:value-type="float" office:value="0.839119922630561" calcext:value-type="float">
            <text:p>0,83911992263056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6268484933036" calcext:value-type="float">
            <text:p>0,916268484933036</text:p>
          </table:table-cell>
          <table:table-cell office:value-type="float" office:value="0.876411314799077" calcext:value-type="float">
            <text:p>0,876411314799077</text:p>
          </table:table-cell>
          <table:table-cell office:value-type="float" office:value="0.882593865000673" calcext:value-type="float">
            <text:p>0,882593865000673</text:p>
          </table:table-cell>
          <table:table-cell office:value-type="float" office:value="0.789859512451311" calcext:value-type="float">
            <text:p>0,789859512451311</text:p>
          </table:table-cell>
          <table:table-cell office:value-type="float" office:value="0.88886426319937" calcext:value-type="float">
            <text:p>0,88886426319937</text:p>
          </table:table-cell>
          <table:table-cell office:value-type="float" office:value="0.931290496760259" calcext:value-type="float">
            <text:p>0,931290496760259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95377022879464" calcext:value-type="float">
            <text:p>0,895377022879464</text:p>
          </table:table-cell>
          <table:table-cell office:value-type="float" office:value="0.867767574022979" calcext:value-type="float">
            <text:p>0,867767574022979</text:p>
          </table:table-cell>
          <table:table-cell office:value-type="float" office:value="0.87538296966361" calcext:value-type="float">
            <text:p>0,87538296966361</text:p>
          </table:table-cell>
          <table:table-cell office:value-type="float" office:value="0.778383170492954" calcext:value-type="float">
            <text:p>0,778383170492954</text:p>
          </table:table-cell>
          <table:table-cell office:value-type="float" office:value="0.88313321179355" calcext:value-type="float">
            <text:p>0,88313321179355</text:p>
          </table:table-cell>
          <table:table-cell office:value-type="float" office:value="0.904102020398106" calcext:value-type="float">
            <text:p>0,90410202039810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4027099609375" calcext:value-type="float">
            <text:p>0,84027099609375</text:p>
          </table:table-cell>
          <table:table-cell office:value-type="float" office:value="0.824955884225654" calcext:value-type="float">
            <text:p>0,824955884225654</text:p>
          </table:table-cell>
          <table:table-cell office:value-type="float" office:value="0.831955821782723" calcext:value-type="float">
            <text:p>0,831955821782723</text:p>
          </table:table-cell>
          <table:table-cell office:value-type="float" office:value="0.712264002764427" calcext:value-type="float">
            <text:p>0,712264002764427</text:p>
          </table:table-cell>
          <table:table-cell office:value-type="float" office:value="0.839075568055658" calcext:value-type="float">
            <text:p>0,839075568055658</text:p>
          </table:table-cell>
          <table:table-cell office:value-type="float" office:value="0.841336323461513" calcext:value-type="float">
            <text:p>0,84133632346151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9529854910714" calcext:value-type="float">
            <text:p>0,839529854910714</text:p>
          </table:table-cell>
          <table:table-cell office:value-type="float" office:value="0.884851305046745" calcext:value-type="float">
            <text:p>0,884851305046745</text:p>
          </table:table-cell>
          <table:table-cell office:value-type="float" office:value="0.819695900932675" calcext:value-type="float">
            <text:p>0,819695900932675</text:p>
          </table:table-cell>
          <table:table-cell office:value-type="float" office:value="0.694478568345563" calcext:value-type="float">
            <text:p>0,694478568345563</text:p>
          </table:table-cell>
          <table:table-cell office:value-type="float" office:value="0.763477753038654" calcext:value-type="float">
            <text:p>0,763477753038654</text:p>
          </table:table-cell>
          <table:table-cell office:value-type="float" office:value="0.909106087421111" calcext:value-type="float">
            <text:p>0,909106087421111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204833984375" calcext:value-type="float">
            <text:p>0,91204833984375</text:p>
          </table:table-cell>
          <table:table-cell office:value-type="float" office:value="0.723750965964452" calcext:value-type="float">
            <text:p>0,723750965964452</text:p>
          </table:table-cell>
          <table:table-cell office:value-type="float" office:value="0.810284188154752" calcext:value-type="float">
            <text:p>0,810284188154752</text:p>
          </table:table-cell>
          <table:table-cell office:value-type="float" office:value="0.681073732136082" calcext:value-type="float">
            <text:p>0,681073732136082</text:p>
          </table:table-cell>
          <table:table-cell office:value-type="float" office:value="0.920319576177049" calcext:value-type="float">
            <text:p>0,920319576177049</text:p>
          </table:table-cell>
          <table:table-cell office:value-type="float" office:value="0.909927477487347" calcext:value-type="float">
            <text:p>0,90992747748734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29389299665179" calcext:value-type="float">
            <text:p>0,829389299665179</text:p>
          </table:table-cell>
          <table:table-cell office:value-type="float" office:value="0.867872807017544" calcext:value-type="float">
            <text:p>0,867872807017544</text:p>
          </table:table-cell>
          <table:table-cell office:value-type="float" office:value="0.74440598262687" calcext:value-type="float">
            <text:p>0,74440598262687</text:p>
          </table:table-cell>
          <table:table-cell office:value-type="float" office:value="0.592871559060361" calcext:value-type="float">
            <text:p>0,592871559060361</text:p>
          </table:table-cell>
          <table:table-cell office:value-type="float" office:value="0.651693616631979" calcext:value-type="float">
            <text:p>0,651693616631979</text:p>
          </table:table-cell>
          <table:table-cell office:value-type="float" office:value="0.938871274571972" calcext:value-type="float">
            <text:p>0,938871274571972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3477783203125" calcext:value-type="float">
            <text:p>0,83477783203125</text:p>
          </table:table-cell>
          <table:table-cell office:value-type="float" office:value="0.920242188667962" calcext:value-type="float">
            <text:p>0,920242188667962</text:p>
          </table:table-cell>
          <table:table-cell office:value-type="float" office:value="0.79584118946291" calcext:value-type="float">
            <text:p>0,79584118946291</text:p>
          </table:table-cell>
          <table:table-cell office:value-type="float" office:value="0.660910489960989" calcext:value-type="float">
            <text:p>0,660910489960989</text:p>
          </table:table-cell>
          <table:table-cell office:value-type="float" office:value="0.701068696493992" calcext:value-type="float">
            <text:p>0,701068696493992</text:p>
          </table:table-cell>
          <table:table-cell office:value-type="float" office:value="0.948376796168175" calcext:value-type="float">
            <text:p>0,948376796168175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69428362165179" calcext:value-type="float">
            <text:p>0,869428362165179</text:p>
          </table:table-cell>
          <table:table-cell office:value-type="float" office:value="0.806459353104904" calcext:value-type="float">
            <text:p>0,806459353104904</text:p>
          </table:table-cell>
          <table:table-cell office:value-type="float" office:value="0.817811302390656" calcext:value-type="float">
            <text:p>0,817811302390656</text:p>
          </table:table-cell>
          <table:table-cell office:value-type="float" office:value="0.691777297519811" calcext:value-type="float">
            <text:p>0,691777297519811</text:p>
          </table:table-cell>
          <table:table-cell office:value-type="float" office:value="0.829487400972383" calcext:value-type="float">
            <text:p>0,829487400972383</text:p>
          </table:table-cell>
          <table:table-cell office:value-type="float" office:value="0.89124836521997" calcext:value-type="float">
            <text:p>0,8912483652199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0325055803571" calcext:value-type="float">
            <text:p>0,940325055803571</text:p>
          </table:table-cell>
          <table:table-cell office:value-type="float" office:value="0.847355276400641" calcext:value-type="float">
            <text:p>0,847355276400641</text:p>
          </table:table-cell>
          <table:table-cell office:value-type="float" office:value="0.869159593178864" calcext:value-type="float">
            <text:p>0,869159593178864</text:p>
          </table:table-cell>
          <table:table-cell office:value-type="float" office:value="0.768596159047877" calcext:value-type="float">
            <text:p>0,768596159047877</text:p>
          </table:table-cell>
          <table:table-cell office:value-type="float" office:value="0.892115694046544" calcext:value-type="float">
            <text:p>0,892115694046544</text:p>
          </table:table-cell>
          <table:table-cell office:value-type="float" office:value="0.954095530619794" calcext:value-type="float">
            <text:p>0,95409553061979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67693219866071" calcext:value-type="float">
            <text:p>0,867693219866071</text:p>
          </table:table-cell>
          <table:table-cell office:value-type="float" office:value="0.862437554073289" calcext:value-type="float">
            <text:p>0,862437554073289</text:p>
          </table:table-cell>
          <table:table-cell office:value-type="float" office:value="0.802878744576372" calcext:value-type="float">
            <text:p>0,802878744576372</text:p>
          </table:table-cell>
          <table:table-cell office:value-type="float" office:value="0.670674537720288" calcext:value-type="float">
            <text:p>0,670674537720288</text:p>
          </table:table-cell>
          <table:table-cell office:value-type="float" office:value="0.751014654774346" calcext:value-type="float">
            <text:p>0,751014654774346</text:p>
          </table:table-cell>
          <table:table-cell office:value-type="float" office:value="0.932976162956718" calcext:value-type="float">
            <text:p>0,93297616295671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39276994977679" calcext:value-type="float">
            <text:p>0,839276994977679</text:p>
          </table:table-cell>
          <table:table-cell office:value-type="float" office:value="0.63796533105996" calcext:value-type="float">
            <text:p>0,63796533105996</text:p>
          </table:table-cell>
          <table:table-cell office:value-type="float" office:value="0.745094243082157" calcext:value-type="float">
            <text:p>0,745094243082157</text:p>
          </table:table-cell>
          <table:table-cell office:value-type="float" office:value="0.593745178850858" calcext:value-type="float">
            <text:p>0,593745178850858</text:p>
          </table:table-cell>
          <table:table-cell office:value-type="float" office:value="0.895462855243477" calcext:value-type="float">
            <text:p>0,895462855243477</text:p>
          </table:table-cell>
          <table:table-cell office:value-type="float" office:value="0.819297188042977" calcext:value-type="float">
            <text:p>0,81929718804297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02315848214286" calcext:value-type="float">
            <text:p>0,802315848214286</text:p>
          </table:table-cell>
          <table:table-cell office:value-type="float" office:value="0.612647804054054" calcext:value-type="float">
            <text:p>0,612647804054054</text:p>
          </table:table-cell>
          <table:table-cell office:value-type="float" office:value="0.719065202845035" calcext:value-type="float">
            <text:p>0,719065202845035</text:p>
          </table:table-cell>
          <table:table-cell office:value-type="float" office:value="0.561359722947743" calcext:value-type="float">
            <text:p>0,561359722947743</text:p>
          </table:table-cell>
          <table:table-cell office:value-type="float" office:value="0.870223741827125" calcext:value-type="float">
            <text:p>0,870223741827125</text:p>
          </table:table-cell>
          <table:table-cell office:value-type="float" office:value="0.774481842991665" calcext:value-type="float">
            <text:p>0,774481842991665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90867396763393" calcext:value-type="float">
            <text:p>0,790867396763393</text:p>
          </table:table-cell>
          <table:table-cell office:value-type="float" office:value="0.534407665505226" calcext:value-type="float">
            <text:p>0,534407665505226</text:p>
          </table:table-cell>
          <table:table-cell office:value-type="float" office:value="0.682397807174354" calcext:value-type="float">
            <text:p>0,682397807174354</text:p>
          </table:table-cell>
          <table:table-cell office:value-type="float" office:value="0.517908827785818" calcext:value-type="float">
            <text:p>0,517908827785818</text:p>
          </table:table-cell>
          <table:table-cell office:value-type="float" office:value="0.943742445885068" calcext:value-type="float">
            <text:p>0,943742445885068</text:p>
          </table:table-cell>
          <table:table-cell office:value-type="float" office:value="0.743102363105796" calcext:value-type="float">
            <text:p>0,74310236310579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902762276785714" calcext:value-type="float">
            <text:p>0,902762276785714</text:p>
          </table:table-cell>
          <table:table-cell office:value-type="float" office:value="0.93379384151384" calcext:value-type="float">
            <text:p>0,93379384151384</text:p>
          </table:table-cell>
          <table:table-cell office:value-type="float" office:value="0.873180494905386" calcext:value-type="float">
            <text:p>0,873180494905386</text:p>
          </table:table-cell>
          <table:table-cell office:value-type="float" office:value="0.774907153237526" calcext:value-type="float">
            <text:p>0,774907153237526</text:p>
          </table:table-cell>
          <table:table-cell office:value-type="float" office:value="0.819956430737687" calcext:value-type="float">
            <text:p>0,819956430737687</text:p>
          </table:table-cell>
          <table:table-cell office:value-type="float" office:value="0.959891550997554" calcext:value-type="float">
            <text:p>0,95989155099755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8448660714286" calcext:value-type="float">
            <text:p>0,838448660714286</text:p>
          </table:table-cell>
          <table:table-cell office:value-type="float" office:value="0.83560820155132" calcext:value-type="float">
            <text:p>0,83560820155132</text:p>
          </table:table-cell>
          <table:table-cell office:value-type="float" office:value="0.818192522814248" calcext:value-type="float">
            <text:p>0,818192522814248</text:p>
          </table:table-cell>
          <table:table-cell office:value-type="float" office:value="0.692323020973447" calcext:value-type="float">
            <text:p>0,692323020973447</text:p>
          </table:table-cell>
          <table:table-cell office:value-type="float" office:value="0.801487975085068" calcext:value-type="float">
            <text:p>0,801487975085068</text:p>
          </table:table-cell>
          <table:table-cell office:value-type="float" office:value="0.869126071069554" calcext:value-type="float">
            <text:p>0,86912607106955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2720075334821" calcext:value-type="float">
            <text:p>0,832720075334821</text:p>
          </table:table-cell>
          <table:table-cell office:value-type="float" office:value="0.85712860586915" calcext:value-type="float">
            <text:p>0,85712860586915</text:p>
          </table:table-cell>
          <table:table-cell office:value-type="float" office:value="0.843117533056939" calcext:value-type="float">
            <text:p>0,843117533056939</text:p>
          </table:table-cell>
          <table:table-cell office:value-type="float" office:value="0.728784087535519" calcext:value-type="float">
            <text:p>0,728784087535519</text:p>
          </table:table-cell>
          <table:table-cell office:value-type="float" office:value="0.829557157569516" calcext:value-type="float">
            <text:p>0,829557157569516</text:p>
          </table:table-cell>
          <table:table-cell office:value-type="float" office:value="0.836460870889159" calcext:value-type="float">
            <text:p>0,836460870889159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6970912388393" calcext:value-type="float">
            <text:p>0,796970912388393</text:p>
          </table:table-cell>
          <table:table-cell office:value-type="float" office:value="0.545904417579934" calcext:value-type="float">
            <text:p>0,545904417579934</text:p>
          </table:table-cell>
          <table:table-cell office:value-type="float" office:value="0.674804128318646" calcext:value-type="float">
            <text:p>0,674804128318646</text:p>
          </table:table-cell>
          <table:table-cell office:value-type="float" office:value="0.509210859118118" calcext:value-type="float">
            <text:p>0,509210859118118</text:p>
          </table:table-cell>
          <table:table-cell office:value-type="float" office:value="0.883391838525669" calcext:value-type="float">
            <text:p>0,883391838525669</text:p>
          </table:table-cell>
          <table:table-cell office:value-type="float" office:value="0.769910693840165" calcext:value-type="float">
            <text:p>0,769910693840165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82838657924107" calcext:value-type="float">
            <text:p>0,882838657924107</text:p>
          </table:table-cell>
          <table:table-cell office:value-type="float" office:value="0.793582317442621" calcext:value-type="float">
            <text:p>0,793582317442621</text:p>
          </table:table-cell>
          <table:table-cell office:value-type="float" office:value="0.829749762432689" calcext:value-type="float">
            <text:p>0,829749762432689</text:p>
          </table:table-cell>
          <table:table-cell office:value-type="float" office:value="0.709036183711916" calcext:value-type="float">
            <text:p>0,709036183711916</text:p>
          </table:table-cell>
          <table:table-cell office:value-type="float" office:value="0.869371282922685" calcext:value-type="float">
            <text:p>0,869371282922685</text:p>
          </table:table-cell>
          <table:table-cell office:value-type="float" office:value="0.889424075612796" calcext:value-type="float">
            <text:p>0,88942407561279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12709263392857" calcext:value-type="float">
            <text:p>0,812709263392857</text:p>
          </table:table-cell>
          <table:table-cell office:value-type="float" office:value="0.620840276725749" calcext:value-type="float">
            <text:p>0,620840276725749</text:p>
          </table:table-cell>
          <table:table-cell office:value-type="float" office:value="0.696000452885731" calcext:value-type="float">
            <text:p>0,696000452885731</text:p>
          </table:table-cell>
          <table:table-cell office:value-type="float" office:value="0.533742863964922" calcext:value-type="float">
            <text:p>0,533742863964922</text:p>
          </table:table-cell>
          <table:table-cell office:value-type="float" office:value="0.79186525827644" calcext:value-type="float">
            <text:p>0,79186525827644</text:p>
          </table:table-cell>
          <table:table-cell office:value-type="float" office:value="0.820448132383184" calcext:value-type="float">
            <text:p>0,820448132383184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63568987165179" calcext:value-type="float">
            <text:p>0,863568987165179</text:p>
          </table:table-cell>
          <table:table-cell office:value-type="float" office:value="0.658899470286856" calcext:value-type="float">
            <text:p>0,658899470286856</text:p>
          </table:table-cell>
          <table:table-cell office:value-type="float" office:value="0.744217220015366" calcext:value-type="float">
            <text:p>0,744217220015366</text:p>
          </table:table-cell>
          <table:table-cell office:value-type="float" office:value="0.592632127050247" calcext:value-type="float">
            <text:p>0,592632127050247</text:p>
          </table:table-cell>
          <table:table-cell office:value-type="float" office:value="0.854916247277098" calcext:value-type="float">
            <text:p>0,854916247277098</text:p>
          </table:table-cell>
          <table:table-cell office:value-type="float" office:value="0.86618518770866" calcext:value-type="float">
            <text:p>0,86618518770866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9571358816964" calcext:value-type="float">
            <text:p>0,819571358816964</text:p>
          </table:table-cell>
          <table:table-cell office:value-type="float" office:value="0.505503485966749" calcext:value-type="float">
            <text:p>0,505503485966749</text:p>
          </table:table-cell>
          <table:table-cell office:value-type="float" office:value="0.656724341002969" calcext:value-type="float">
            <text:p>0,656724341002969</text:p>
          </table:table-cell>
          <table:table-cell office:value-type="float" office:value="0.488897670857312" calcext:value-type="float">
            <text:p>0,488897670857312</text:p>
          </table:table-cell>
          <table:table-cell office:value-type="float" office:value="0.937038439689453" calcext:value-type="float">
            <text:p>0,937038439689453</text:p>
          </table:table-cell>
          <table:table-cell office:value-type="float" office:value="0.793050746013424" calcext:value-type="float">
            <text:p>0,79305074601342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90876116071429" calcext:value-type="float">
            <text:p>0,790876116071429</text:p>
          </table:table-cell>
          <table:table-cell office:value-type="float" office:value="0.49429389833591" calcext:value-type="float">
            <text:p>0,49429389833591</text:p>
          </table:table-cell>
          <table:table-cell office:value-type="float" office:value="0.644523491922336" calcext:value-type="float">
            <text:p>0,644523491922336</text:p>
          </table:table-cell>
          <table:table-cell office:value-type="float" office:value="0.475495877709012" calcext:value-type="float">
            <text:p>0,475495877709012</text:p>
          </table:table-cell>
          <table:table-cell office:value-type="float" office:value="0.925943275700537" calcext:value-type="float">
            <text:p>0,925943275700537</text:p>
          </table:table-cell>
          <table:table-cell office:value-type="float" office:value="0.756101572264983" calcext:value-type="float">
            <text:p>0,7561015722649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54388282412574" calcext:value-type="float">
            <text:p>0,854388282412574</text:p>
          </table:table-cell>
          <table:table-cell table:style-name="ce9" table:formula="of:=AVERAGE([.D2:.D25])" office:value-type="float" office:value="0.760933770487714" calcext:value-type="float">
            <text:p>0,760933770487714</text:p>
          </table:table-cell>
          <table:table-cell table:style-name="ce9" table:formula="of:=AVERAGE([.E2:.E25])" office:value-type="float" office:value="0.7887653025758" calcext:value-type="float">
            <text:p>0,7887653025758</text:p>
          </table:table-cell>
          <table:table-cell table:style-name="ce9" table:formula="of:=AVERAGE([.F2:.F25])" office:value-type="float" office:value="0.657537153513389" calcext:value-type="float">
            <text:p>0,657537153513389</text:p>
          </table:table-cell>
          <table:table-cell table:style-name="ce9" table:formula="of:=AVERAGE([.G2:.G25])" office:value-type="float" office:value="0.846009765457738" calcext:value-type="float">
            <text:p>0,846009765457738</text:p>
          </table:table-cell>
          <table:table-cell table:style-name="ce9" table:formula="of:=AVERAGE([.H2:.H25])" office:value-type="float" office:value="0.868971370782242" calcext:value-type="float">
            <text:p>0,868971370782242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56103515625" calcext:value-type="float">
            <text:p>0,8756103515625</text:p>
          </table:table-cell>
          <table:table-cell table:formula="of:=AVERAGE([.D8:.D13])" office:value-type="float" office:value="0.838019690871465" calcext:value-type="float">
            <text:p>0,838019690871465</text:p>
          </table:table-cell>
          <table:table-cell table:formula="of:=AVERAGE([.E8:.E13])" office:value-type="float" office:value="0.806730166731737" calcext:value-type="float">
            <text:p>0,806730166731737</text:p>
          </table:table-cell>
          <table:table-cell table:formula="of:=AVERAGE([.F8:.F13])" office:value-type="float" office:value="0.677650629240901" calcext:value-type="float">
            <text:p>0,677650629240901</text:p>
          </table:table-cell>
          <table:table-cell table:formula="of:=AVERAGE([.G8:.G13])" office:value-type="float" office:value="0.790949939849382" calcext:value-type="float">
            <text:p>0,790949939849382</text:p>
          </table:table-cell>
          <table:table-cell table:formula="of:=AVERAGE([.H8:.H13])" office:value-type="float" office:value="0.929249267837329" calcext:value-type="float">
            <text:p>0,92924926783732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9788353329613" calcext:value-type="float">
            <text:p>0,879788353329613</text:p>
          </table:table-cell>
          <table:table-cell table:formula="of:=AVERAGE([.D2:.D7])" office:value-type="float" office:value="0.867286171764162" calcext:value-type="float">
            <text:p>0,867286171764162</text:p>
          </table:table-cell>
          <table:table-cell table:formula="of:=AVERAGE([.E2:.E7])" office:value-type="float" office:value="0.860486510162154" calcext:value-type="float">
            <text:p>0,860486510162154</text:p>
          </table:table-cell>
          <table:table-cell table:formula="of:=AVERAGE([.F2:.F7])" office:value-type="float" office:value="0.756157389188916" calcext:value-type="float">
            <text:p>0,756157389188916</text:p>
          </table:table-cell>
          <table:table-cell table:formula="of:=AVERAGE([.G2:.G7])" office:value-type="float" office:value="0.855929630524932" calcext:value-type="float">
            <text:p>0,855929630524932</text:p>
          </table:table-cell>
          <table:table-cell table:formula="of:=AVERAGE([.H2:.H7])" office:value-type="float" office:value="0.89705616613832" calcext:value-type="float">
            <text:p>0,8970561661383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34398542131697" calcext:value-type="float">
            <text:p>0,834398542131697</text:p>
          </table:table-cell>
          <table:table-cell table:formula="of:=AVERAGE([.D14:.D19])" office:value-type="float" office:value="0.735258574925592" calcext:value-type="float">
            <text:p>0,735258574925592</text:p>
          </table:table-cell>
          <table:table-cell table:formula="of:=AVERAGE([.E14:.E19])" office:value-type="float" office:value="0.780174633979686" calcext:value-type="float">
            <text:p>0,780174633979686</text:p>
          </table:table-cell>
          <table:table-cell table:formula="of:=AVERAGE([.F14:.F19])" office:value-type="float" office:value="0.644837998555152" calcext:value-type="float">
            <text:p>0,644837998555152</text:p>
          </table:table-cell>
          <table:table-cell table:formula="of:=AVERAGE([.G14:.G19])" office:value-type="float" office:value="0.860071767724657" calcext:value-type="float">
            <text:p>0,860071767724657</text:p>
          </table:table-cell>
          <table:table-cell table:formula="of:=AVERAGE([.H14:.H19])" office:value-type="float" office:value="0.833726647849451" calcext:value-type="float">
            <text:p>0,83372664784945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7755882626488" calcext:value-type="float">
            <text:p>0,827755882626488</text:p>
          </table:table-cell>
          <table:table-cell table:formula="of:=AVERAGE([.D20:.D25])" office:value-type="float" office:value="0.603170644389636" calcext:value-type="float">
            <text:p>0,603170644389636</text:p>
          </table:table-cell>
          <table:table-cell table:formula="of:=AVERAGE([.E20:.E25])" office:value-type="float" office:value="0.707669899429623" calcext:value-type="float">
            <text:p>0,707669899429623</text:p>
          </table:table-cell>
          <table:table-cell table:formula="of:=AVERAGE([.F20:.F25])" office:value-type="float" office:value="0.551502597068588" calcext:value-type="float">
            <text:p>0,551502597068588</text:p>
          </table:table-cell>
          <table:table-cell table:formula="of:=AVERAGE([.G20:.G25])" office:value-type="float" office:value="0.87708772373198" calcext:value-type="float">
            <text:p>0,87708772373198</text:p>
          </table:table-cell>
          <table:table-cell table:formula="of:=AVERAGE([.H20:.H25])" office:value-type="float" office:value="0.815853401303869" calcext:value-type="float">
            <text:p>0,815853401303869</text:p>
          </table:table-cell>
        </table:table-row>
      </table:table>
      <table:table table:name="1-unet_based (basic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3-phoulady_et_al_(2016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4-vahadane_and_sethi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5-wienert_et_al_(2012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3:06:44.414874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0T23:07:16.320621698</dc:date>
    <meta:editing-duration>PT56M5S</meta:editing-duration>
    <meta:editing-cycles>11</meta:editing-cycles>
    <meta:generator>LibreOffice/6.0.7.3$Linux_X86_64 LibreOffice_project/00m0$Build-3</meta:generator>
    <meta:document-statistic meta:table-count="7" meta:cell-count="781" meta:object-count="0"/>
  </office:meta>
</office:document-meta>
</file>